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etwork security: confidentiality in WPA-personal</text:h>
      <text:h text:style-name="P1" text:outline-level="3">Enrico Rizzardi 75789 </text:h>
      <text:h text:style-name="P1" text:outline-level="3"><text:span text:style-name="T1">Informatica specialistica curriculum sistemi e impianti</text:span></text:h>
      <text:p text:style-name="Text_20_body"><text:span text:style-name="T1"/></text:p>
      <text:p text:style-name="Text_20_body"><text:span text:style-name="T1">Il progetto da me sviluppato ha lo scopo di violare la confidenzialità di reti WiFi basate su WPA2-PSK, assumendo la conoscenza della chiave PSK.</text:span></text:p>
      <text:p text:style-name="Text_20_body"><text:span text:style-name="T1">Il programma da me sviluppato permette di decifrare il traffico WPA2-PSK sia in modalità live che da stream salvato su file. Esso è inoltre in grado di decifrare il traffico di più terminali mobili collegati al medesimo access-point.</text:span></text:p>
      <text:p text:style-name="Text_20_body"><text:span text:style-name="T1">Il sistema si articola in due moduli principali: uno dedicato all'analisi del traffico e alla derivazione delle chiavi effimere e l'altro alla decifratura e visualizzazione dell'output. </text:span></text:p>
      <text:p text:style-name="Text_20_body"><text:span text:style-name="T1">Il primo modulo è scritto in linguaggio C. Per effettuare lo sniffing del traffico e la decapsulazione dei dati sfrutta le librerie pcap, per il calcolo delle chiavi effimere utilizza invece le librie OpenSSL.</text:span></text:p>
      <text:p text:style-name="Text_20_body"><text:span text:style-name="T1">Il secondo modulo è scritto in Python e si appoggia alle librerie Cryptopy per decifrare i dati cifrati con AES. </text:span></text:p>
      <text:p text:style-name="Text_20_body"><text:span text:style-name="T1">Per l'interazione tra i due viene utilizzato un meccanismo di internet socket, il modulo dello sniffer implementa il client e l'altro modulo implementa il ser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</meta:initial-creator>
    <meta:creation-date>2012-05-31T23:55:48</meta:creation-date>
    <dc:date>2012-06-01T00:22:05</dc:date>
    <dc:creator>enrico </dc:creator>
    <meta:editing-duration>PT9M27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9" meta:word-count="181" meta:character-count="1174" meta:non-whitespace-character-count="999"/>
  </office:meta>
</office:document-meta>
</file>